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fo:padding="0.71mm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 misurati µm</text:p>
          </table:table-cell>
          <table:table-cell office:value-type="string" calcext:value-type="string">
            <text:p>Larghezza linea/2 µm</text:p>
          </table:table-cell>
          <table:table-cell office:value-type="string" calcext:value-type="string">
            <text:p>delta µm^2</text:p>
          </table:table-cell>
          <table:table-cell office:value-type="string" calcext:value-type="string">
            <text:p>Delta µm^2</text:p>
          </table:table-cell>
        </table:table-row>
        <table:table-row table:style-name="ro2">
          <table:table-cell office:value-type="float" office:value="72.46" calcext:value-type="float">
            <text:p>72,46</text:p>
          </table:table-cell>
          <table:table-cell table:style-name="ce2" office:value-type="float" office:value="3.185" calcext:value-type="float">
            <text:p>3,185</text:p>
          </table:table-cell>
          <table:table-cell table:formula="of:=(([.A3])^2-([.A2])^2)" office:value-type="float" office:value="484.581300000001" calcext:value-type="float">
            <text:p>484,5813</text:p>
          </table:table-cell>
          <table:table-cell table:formula="of:=([.A8])^2-([.A2])^2" office:value-type="float" office:value="4499.136" calcext:value-type="float">
            <text:p>4499,136</text:p>
          </table:table-cell>
        </table:table-row>
        <table:table-row table:style-name="ro2">
          <table:table-cell office:value-type="float" office:value="75.73" calcext:value-type="float">
            <text:p>75,73</text:p>
          </table:table-cell>
          <table:table-cell table:style-name="ce2" office:value-type="float" office:value="2.52" calcext:value-type="float">
            <text:p>2,52</text:p>
          </table:table-cell>
          <table:table-cell table:formula="of:=(([.A4])^2-([.A3])^2)" office:value-type="float" office:value="485.444" calcext:value-type="float">
            <text:p>485,444</text:p>
          </table:table-cell>
          <table:table-cell table:formula="of:=([.A9])^2-([.A3])^2" office:value-type="float" office:value="4565.1872" calcext:value-type="float">
            <text:p>4565,1872</text:p>
          </table:table-cell>
        </table:table-row>
        <table:table-row table:style-name="ro2">
          <table:table-cell office:value-type="float" office:value="78.87" calcext:value-type="float">
            <text:p>78,87</text:p>
          </table:table-cell>
          <table:table-cell table:style-name="ce2" office:value-type="float" office:value="2.225" calcext:value-type="float">
            <text:p>2,225</text:p>
          </table:table-cell>
          <table:table-cell/>
          <table:table-cell table:formula="of:=([.A10])^2-([.A4])^2" office:value-type="float" office:value="4500.0547" calcext:value-type="float">
            <text:p>4500,0547</text:p>
          </table:table-cell>
        </table:table-row>
        <table:table-row table:style-name="ro2">
          <table:table-cell office:value-type="float" office:value="89.05" calcext:value-type="float">
            <text:p>89,05</text:p>
          </table:table-cell>
          <table:table-cell table:style-name="ce2" office:value-type="float" office:value="1.78999999999999" calcext:value-type="float">
            <text:p>1,79</text:p>
          </table:table-cell>
          <table:table-cell table:formula="of:=([.A6])^2-([.A5])^2" office:value-type="float" office:value="467.987100000001" calcext:value-type="float">
            <text:p>467,9871</text:p>
          </table:table-cell>
          <table:table-cell table:formula="of:=([.A11])^2-([.A5])^2" office:value-type="float" office:value="4502.3475" calcext:value-type="float">
            <text:p>4502,3475</text:p>
          </table:table-cell>
        </table:table-row>
        <table:table-row table:style-name="ro2">
          <table:table-cell office:value-type="float" office:value="91.64" calcext:value-type="float">
            <text:p>91,64</text:p>
          </table:table-cell>
          <table:table-cell table:style-name="ce2" office:value-type="float" office:value="1.78" calcext:value-type="float">
            <text:p>1,78</text:p>
          </table:table-cell>
          <table:table-cell table:formula="of:=([.A7])^2-([.A6])^2" office:value-type="float" office:value="428.7129" calcext:value-type="float">
            <text:p>428,7129</text:p>
          </table:table-cell>
          <table:table-cell table:formula="of:=([.A12])^2-([.A6])^2" office:value-type="float" office:value="4500.2553" calcext:value-type="float">
            <text:p>4500,2553</text:p>
          </table:table-cell>
        </table:table-row>
        <table:table-row table:style-name="ro2">
          <table:table-cell office:value-type="float" office:value="93.95" calcext:value-type="float">
            <text:p>93,95</text:p>
          </table:table-cell>
          <table:table-cell table:style-name="ce2" office:value-type="float" office:value="1.58500000000001" calcext:value-type="float">
            <text:p>1,585</text:p>
          </table:table-cell>
          <table:table-cell/>
          <table:table-cell table:formula="of:=([.A13])^2-([.A7])^2" office:value-type="float" office:value="4583.0375" calcext:value-type="float">
            <text:p>4583,0375</text:p>
          </table:table-cell>
        </table:table-row>
        <table:table-row table:style-name="ro2">
          <table:table-cell office:value-type="float" office:value="98.74" calcext:value-type="float">
            <text:p>98,74</text:p>
          </table:table-cell>
          <table:table-cell/>
          <table:table-cell table:formula="of:=([.A9])^2-([.A8])^2" office:value-type="float" office:value="550.6325" calcext:value-type="float">
            <text:p>550,6325</text:p>
          </table:table-cell>
          <table:table-cell/>
        </table:table-row>
        <table:table-row table:style-name="ro2">
          <table:table-cell office:value-type="float" office:value="101.49" calcext:value-type="float">
            <text:p>101,49</text:p>
          </table:table-cell>
          <table:table-cell/>
          <table:table-cell table:formula="of:=([.A10])^2-([.A9])^2" office:value-type="float" office:value="420.311500000003" calcext:value-type="float">
            <text:p>420,3115</text:p>
          </table:table-cell>
          <table:table-cell/>
        </table:table-row>
        <table:table-row table:style-name="ro2">
          <table:table-cell office:value-type="float" office:value="103.54" calcext:value-type="float">
            <text:p>103,54</text:p>
          </table:table-cell>
          <table:table-cell table:number-columns-repeated="3"/>
        </table:table-row>
        <table:table-row table:style-name="ro2">
          <table:table-cell office:value-type="float" office:value="111.5" calcext:value-type="float">
            <text:p>111,5</text:p>
          </table:table-cell>
          <table:table-cell/>
          <table:table-cell table:formula="of:=([.A12])^2-([.A11])^2" office:value-type="float" office:value="465.894899999999" calcext:value-type="float">
            <text:p>465,8949</text:p>
          </table:table-cell>
          <table:table-cell/>
        </table:table-row>
        <table:table-row table:style-name="ro2">
          <table:table-cell office:value-type="float" office:value="113.57" calcext:value-type="float">
            <text:p>113,57</text:p>
          </table:table-cell>
          <table:table-cell/>
          <table:table-cell table:formula="of:=([.A13])^2-([.A12])^2" office:value-type="float" office:value="511.4951" calcext:value-type="float">
            <text:p>511,4951</text:p>
          </table:table-cell>
          <table:table-cell/>
        </table:table-row>
        <table:table-row table:style-name="ro2">
          <table:table-cell office:value-type="float" office:value="115.8" calcext:value-type="float">
            <text:p>115,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8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20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21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6">00/00/0000</text:date>, <text:time style:data-style-name="N2" text:time-value="19:46:37.788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6:29:39.024000000</meta:creation-date>
    <dc:date>2019-02-16T19:48:57.761000000</dc:date>
    <meta:editing-duration>PT20M5S</meta:editing-duration>
    <meta:editing-cycles>2</meta:editing-cycles>
    <meta:generator>LibreOffice/5.1.3.2$Windows_x86 LibreOffice_project/644e4637d1d8544fd9f56425bd6cec110e49301b</meta:generator>
    <meta:document-statistic meta:table-count="1" meta:cell-count="36" meta:object-count="0"/>
  </office:meta>
</office:document-meta>
</file>